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857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3c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f501b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6638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3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3" style:family="table-cell" style:parent-style-name="Default">
      <style:table-cell-properties fo:background-color="#ff501b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d6638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1" style:family="table-cell" style:parent-style-name="Default">
      <style:table-cell-properties fo:border-bottom="0.99pt solid #000000" fo:background-color="#ff501b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99pt solid #000000" fo:background-color="#fd6638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3"/>
        <table:table-column table:style-name="co1" table:default-cell-style-name="ce31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3" office:value-type="string" calcext:value-type="string">
            <text:p>Martes</text:p>
          </table:table-cell>
          <table:table-cell table:style-name="ce13" office:value-type="string" calcext:value-type="string">
            <text:p>Miércoles</text:p>
          </table:table-cell>
          <table:table-cell table:style-name="ce13" office:value-type="string" calcext:value-type="string">
            <text:p>Jueves</text:p>
          </table:table-cell>
          <table:table-cell table:style-name="ce13" office:value-type="string" calcext:value-type="string">
            <text:p>Viernes</text:p>
          </table:table-cell>
          <table:table-cell table:style-name="ce13" office:value-type="string" calcext:value-type="string">
            <text:p>Sábado</text:p>
          </table:table-cell>
          <table:table-cell table:style-name="ce21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14" office:value-type="string" calcext:value-type="string">
            <text:p>Día Mixto</text:p>
          </table:table-cell>
          <table:table-cell table:style-name="ce14" office:value-type="string" calcext:value-type="string">
            <text:p>Día de </text:p>
            <text:p>Encuentros</text:p>
          </table:table-cell>
          <table:table-cell table:style-name="ce22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68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79"/>
          <table:covered-table-cell table:style-name="ce89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5:3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7:00hs</text:span></text:p>
          </table:table-cell>
          <table:table-cell table:style-name="ce32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7:00hs:</text:span></text:p>
            <text:p><text:span text:style-name="T1">Desayuno</text:span></text:p>
            <text:p><text:span text:style-name="T2">07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7:30hs:</text:span></text:p>
            <text:p><text:span text:style-name="T1">Proyecto Zero y</text:span></text:p>
            <text:p><text:span text:style-name="T1">Desarrollo Web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Proyecto Zero y</text:span></text:p>
            <text:p><text:span text:style-name="T1">Desarrollo Web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Proyecto Zero y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y</text:span></text:p>
            <text:p><text:span text:style-name="T1">Desarrollo Web</text:span></text:p>
            <text:p><text:span text:style-name="T2">16:50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Proyecto Zero y</text:span></text:p>
            <text:p><text:span text:style-name="T1">Desarrollo Web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Proyecto Zero y</text:span></text:p>
            <text:p><text:span text:style-name="T1">Desarrollo Web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20hs: </text:span></text:p>
            <text:p><text:span text:style-name="T1">Proyecto Zero y</text:span></text:p>
            <text:p><text:span text:style-name="T1">Desarrollo Web</text:span></text:p>
            <text:p><text:span text:style-name="T2">17:35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71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Proyecto Zero y</text:span></text:p>
            <text:p><text:span text:style-name="T1">Desarrollo Web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Proyecto Zero y</text:span></text:p>
            <text:p><text:span text:style-name="T1">Desarrollo Web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3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Proyecto Zero y</text:span></text:p>
            <text:p><text:span text:style-name="T1">Desarrollo Web</text:span></text:p>
            <text:p><text:span text:style-name="T2">22:15hs</text:span></text:p>
          </table:table-cell>
          <table:table-cell table:style-name="ce32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y</text:span></text:p>
            <text:p><text:span text:style-name="T1">Desarrollo Web</text:span></text:p>
            <text:p><text:span text:style-name="T3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 office:value-type="string" calcext:value-type="string">
            <text:p>22:15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10hs:</text:span></text:p>
            <text:p><text:span text:style-name="T1">Proyecto Zero y</text:span></text:p>
            <text:p><text:span text:style-name="T1">Desarrollo Web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73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3:00hs</text:p>
            <text:p>-</text:p>
            <text:p>03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2:00hs</text:p>
            <text:p>-</text:p>
            <text:p>23:00hs</text:p>
          </table:table-cell>
          <table:table-cell table:style-name="ce82" office:value-type="string" calcext:value-type="string">
            <text:p>22:30hs</text:p>
            <text:p>-</text:p>
            <text:p>00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94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>
          <table:table-cell/>
          <table:table-cell table:style-name="ce74"/>
          <table:table-cell table:style-name="ce83" table:number-columns-repeated="5"/>
          <table:table-cell table:style-name="ce74"/>
          <table:table-cell table:number-columns-repeated="2"/>
        </table:table-row>
        <table:table-row table:style-name="ro21">
          <table:table-cell/>
          <table:table-cell table:style-name="ce74" table:number-columns-repeated="7"/>
          <table:table-cell table:number-columns-repeated="2"/>
        </table:table-row>
        <table:table-row table:style-name="ro22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2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2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2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1:34:10.2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3H5S</meta:editing-duration>
    <meta:editing-cycles>44</meta:editing-cycles>
    <meta:generator>LibreOffice/7.3.3.2$Windows_X86_64 LibreOffice_project/d1d0ea68f081ee2800a922cac8f79445e4603348</meta:generator>
    <dc:date>2023-11-19T21:35:39.337000000</dc:date>
    <meta:document-statistic meta:table-count="1" meta:cell-count="93" meta:object-count="0"/>
  </office:meta>
</office:document-meta>
</file>